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275892" officeooo:paragraph-rsid="00275892"/>
    </style:style>
    <style:style style:name="P2" style:family="paragraph" style:parent-style-name="Standard">
      <style:text-properties officeooo:rsid="00275892" officeooo:paragraph-rsid="002b1634"/>
    </style:style>
    <style:style style:name="P3" style:family="paragraph" style:parent-style-name="Standard">
      <style:text-properties officeooo:rsid="00275892" officeooo:paragraph-rsid="002c8484"/>
    </style:style>
    <style:style style:name="P4" style:family="paragraph" style:parent-style-name="Standard">
      <style:text-properties officeooo:rsid="00275892" officeooo:paragraph-rsid="002fb034"/>
    </style:style>
    <style:style style:name="P5" style:family="paragraph" style:parent-style-name="Standard">
      <style:text-properties officeooo:rsid="00275892" officeooo:paragraph-rsid="00301404"/>
    </style:style>
    <style:style style:name="P6" style:family="paragraph" style:parent-style-name="Standard">
      <style:text-properties officeooo:rsid="00275892" officeooo:paragraph-rsid="0032c848"/>
    </style:style>
    <style:style style:name="P7" style:family="paragraph" style:parent-style-name="Standard">
      <style:text-properties officeooo:rsid="00275892" officeooo:paragraph-rsid="00361114"/>
    </style:style>
    <style:style style:name="P8" style:family="paragraph" style:parent-style-name="Standard">
      <style:text-properties officeooo:rsid="00275892" officeooo:paragraph-rsid="003f1285"/>
    </style:style>
    <style:style style:name="P9" style:family="paragraph" style:parent-style-name="Standard">
      <style:text-properties officeooo:rsid="00275892" officeooo:paragraph-rsid="00453052"/>
    </style:style>
    <style:style style:name="P10" style:family="paragraph" style:parent-style-name="Standard">
      <style:text-properties fo:font-style="italic" officeooo:rsid="00275892" officeooo:paragraph-rsid="00275892" style:font-style-asian="italic" style:font-style-complex="italic"/>
    </style:style>
    <style:style style:name="P11" style:family="paragraph" style:parent-style-name="Standard">
      <style:text-properties fo:font-style="italic" officeooo:rsid="00275892" officeooo:paragraph-rsid="002b1634" style:font-style-asian="italic" style:font-style-complex="italic"/>
    </style:style>
    <style:style style:name="P12" style:family="paragraph" style:parent-style-name="Standard">
      <style:text-properties fo:font-style="italic" officeooo:rsid="00275892" officeooo:paragraph-rsid="002fb034" style:font-style-asian="italic" style:font-style-complex="italic"/>
    </style:style>
    <style:style style:name="P13" style:family="paragraph" style:parent-style-name="Standard">
      <style:text-properties fo:font-style="italic" fo:font-weight="normal" officeooo:rsid="00275892" officeooo:paragraph-rsid="00275892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275892" officeooo:paragraph-rsid="002a0575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275892" officeooo:paragraph-rsid="002fb034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275892" officeooo:paragraph-rsid="003100e2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2a0575" officeooo:paragraph-rsid="002a0575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2a0575" officeooo:paragraph-rsid="003100e2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2fb034" officeooo:paragraph-rsid="002fb034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32c848" officeooo:paragraph-rsid="0032c848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335519" officeooo:paragraph-rsid="00335519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362ff4" officeooo:paragraph-rsid="00362ff4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36e979" officeooo:paragraph-rsid="0036e979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36e979" officeooo:paragraph-rsid="003c2afb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normal" officeooo:rsid="0038e0a8" officeooo:paragraph-rsid="0038e0a8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fo:font-weight="normal" officeooo:rsid="003c2afb" officeooo:paragraph-rsid="003c2afb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3e0db3" officeooo:paragraph-rsid="003e0db3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weight="bold" officeooo:rsid="00275892" officeooo:paragraph-rsid="00275892" style:font-weight-asian="bold" style:font-weight-complex="bold"/>
    </style:style>
    <style:style style:name="P29" style:family="paragraph" style:parent-style-name="Standard">
      <style:text-properties fo:font-weight="bold" officeooo:rsid="00275892" officeooo:paragraph-rsid="002b1634" style:font-weight-asian="bold" style:font-weight-complex="bold"/>
    </style:style>
    <style:style style:name="P30" style:family="paragraph" style:parent-style-name="Standard">
      <style:text-properties fo:font-style="normal" fo:font-weight="normal" officeooo:rsid="00275892" officeooo:paragraph-rsid="00275892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75892" officeooo:paragraph-rsid="002b1634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75892" officeooo:paragraph-rsid="002c848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75892" officeooo:paragraph-rsid="002fb034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275892" officeooo:paragraph-rsid="00301404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75892" officeooo:paragraph-rsid="0032c848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275892" officeooo:paragraph-rsid="0036111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2a0575" officeooo:paragraph-rsid="002a0575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2a0575" officeooo:paragraph-rsid="002e2893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2a0575" officeooo:paragraph-rsid="002fb034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2a0575" officeooo:paragraph-rsid="00301404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2a0575" officeooo:paragraph-rsid="00361114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2a0575" officeooo:paragraph-rsid="00362ff4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2a0575" officeooo:paragraph-rsid="0036e979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bold" officeooo:rsid="002a0575" officeooo:paragraph-rsid="002a0575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fo:font-weight="bold" officeooo:rsid="002a0575" officeooo:paragraph-rsid="002e2893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fo:font-weight="bold" officeooo:rsid="002a0575" officeooo:paragraph-rsid="002fb034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fo:font-weight="bold" officeooo:rsid="002a0575" officeooo:paragraph-rsid="00301404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tyle="normal" fo:font-weight="bold" officeooo:rsid="00361114" officeooo:paragraph-rsid="00361114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tyle="normal" fo:font-weight="bold" officeooo:rsid="00362ff4" officeooo:paragraph-rsid="00362ff4" style:font-style-asian="normal" style:font-weight-asian="bold" style:font-style-complex="normal" style:font-weight-complex="bold"/>
    </style:style>
    <style:style style:name="P50" style:family="paragraph" style:parent-style-name="Standard">
      <style:text-properties officeooo:rsid="002a68e7" officeooo:paragraph-rsid="002a68e7"/>
    </style:style>
    <style:style style:name="P51" style:family="paragraph" style:parent-style-name="Standard">
      <style:text-properties officeooo:paragraph-rsid="002c8484"/>
    </style:style>
    <style:style style:name="P52" style:family="paragraph" style:parent-style-name="Standard">
      <style:text-properties officeooo:paragraph-rsid="002fb034"/>
    </style:style>
    <style:style style:name="P53" style:family="paragraph" style:parent-style-name="Standard">
      <style:text-properties officeooo:paragraph-rsid="00301404"/>
    </style:style>
    <style:style style:name="P54" style:family="paragraph" style:parent-style-name="Standard">
      <style:text-properties officeooo:paragraph-rsid="0032c848"/>
    </style:style>
    <style:style style:name="P55" style:family="paragraph" style:parent-style-name="Standard">
      <style:text-properties officeooo:rsid="00335519" officeooo:paragraph-rsid="00335519"/>
    </style:style>
    <style:style style:name="P56" style:family="paragraph" style:parent-style-name="Standard">
      <style:text-properties officeooo:paragraph-rsid="00361114"/>
    </style:style>
    <style:style style:name="P57" style:family="paragraph" style:parent-style-name="Standard">
      <style:text-properties officeooo:paragraph-rsid="00453052"/>
    </style:style>
    <style:style style:name="P58" style:family="paragraph" style:parent-style-name="Standard">
      <style:text-properties fo:font-style="italic" fo:font-weight="normal" officeooo:rsid="00361114" officeooo:paragraph-rsid="00361114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fo:font-weight="normal" officeooo:rsid="0036e979" officeooo:paragraph-rsid="0047d435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fo:font-weight="normal" officeooo:rsid="0036e979" officeooo:paragraph-rsid="004977e3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fo:font-weight="normal" officeooo:rsid="003e0db3" officeooo:paragraph-rsid="0047d435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fo:font-weight="normal" officeooo:rsid="0047d435" officeooo:paragraph-rsid="0047d435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fo:font-weight="normal" officeooo:rsid="0047d435" officeooo:paragraph-rsid="004977e3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fo:font-weight="normal" officeooo:rsid="004977e3" officeooo:paragraph-rsid="004977e3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normal" fo:font-weight="normal" officeooo:rsid="00275892" officeooo:paragraph-rsid="00453052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0275892" officeooo:paragraph-rsid="0047d435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fo:font-weight="normal" officeooo:rsid="00275892" officeooo:paragraph-rsid="004977e3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2a0575" officeooo:paragraph-rsid="0047d435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2a0575" officeooo:paragraph-rsid="004977e3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fo:font-weight="bold" officeooo:rsid="0047d435" officeooo:paragraph-rsid="0047d435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font-style="normal" fo:font-weight="bold" officeooo:rsid="0047d435" officeooo:paragraph-rsid="004977e3" style:font-style-asian="normal" style:font-weight-asian="bold" style:font-style-complex="normal" style:font-weight-complex="bold"/>
    </style:style>
    <style:style style:name="P72" style:family="paragraph" style:parent-style-name="Standard">
      <style:text-properties officeooo:rsid="00275892" officeooo:paragraph-rsid="0047d435"/>
    </style:style>
    <style:style style:name="P73" style:family="paragraph" style:parent-style-name="Standard">
      <style:text-properties officeooo:rsid="00275892" officeooo:paragraph-rsid="004977e3"/>
    </style:style>
    <style:style style:name="P74" style:family="paragraph" style:parent-style-name="Standard">
      <style:text-properties officeooo:paragraph-rsid="0047d435"/>
    </style:style>
    <style:style style:name="P75" style:family="paragraph" style:parent-style-name="Standard">
      <style:text-properties officeooo:paragraph-rsid="004977e3"/>
    </style:style>
    <style:style style:name="T1" style:family="text">
      <style:text-properties officeooo:rsid="00275892"/>
    </style:style>
    <style:style style:name="T2" style:family="text">
      <style:text-properties officeooo:rsid="002a0575"/>
    </style:style>
    <style:style style:name="T3" style:family="text">
      <style:text-properties officeooo:rsid="002a68e7"/>
    </style:style>
    <style:style style:name="T4" style:family="text">
      <style:text-properties officeooo:rsid="002b163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c8484"/>
    </style:style>
    <style:style style:name="T7" style:family="text">
      <style:text-properties officeooo:rsid="002e2893"/>
    </style:style>
    <style:style style:name="T8" style:family="text">
      <style:text-properties fo:font-style="normal" fo:font-weight="normal" officeooo:rsid="0027589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453052" style:font-style-asian="normal" style:font-weight-asian="normal" style:font-style-complex="normal" style:font-weight-complex="normal"/>
    </style:style>
    <style:style style:name="T10" style:family="text">
      <style:text-properties officeooo:rsid="002fb034"/>
    </style:style>
    <style:style style:name="T11" style:family="text">
      <style:text-properties officeooo:rsid="00301404"/>
    </style:style>
    <style:style style:name="T12" style:family="text">
      <style:text-properties officeooo:rsid="003100e2"/>
    </style:style>
    <style:style style:name="T13" style:family="text">
      <style:text-properties officeooo:rsid="0032c848"/>
    </style:style>
    <style:style style:name="T14" style:family="text">
      <style:text-properties officeooo:rsid="0034b655"/>
    </style:style>
    <style:style style:name="T15" style:family="text">
      <style:text-properties officeooo:rsid="0038e0a8"/>
    </style:style>
    <style:style style:name="T16" style:family="text">
      <style:text-properties officeooo:rsid="003f1285"/>
    </style:style>
    <style:style style:name="T17" style:family="text">
      <style:text-properties officeooo:rsid="0040572c"/>
    </style:style>
    <style:style style:name="T18" style:family="text">
      <style:text-properties officeooo:rsid="0042028c"/>
    </style:style>
    <style:style style:name="T19" style:family="text">
      <style:text-properties officeooo:rsid="00425b94"/>
    </style:style>
    <style:style style:name="T20" style:family="text">
      <style:text-properties officeooo:rsid="00440bf1"/>
    </style:style>
    <style:style style:name="T21" style:family="text">
      <style:text-properties officeooo:rsid="00453052"/>
    </style:style>
    <style:style style:name="T22" style:family="text">
      <style:text-properties officeooo:rsid="00466af8"/>
    </style:style>
    <style:style style:name="T23" style:family="text">
      <style:text-properties officeooo:rsid="004699c8"/>
    </style:style>
    <style:style style:name="T24" style:family="text">
      <style:text-properties officeooo:rsid="00474c51"/>
    </style:style>
    <style:style style:name="T25" style:family="text">
      <style:text-properties officeooo:rsid="0047d435"/>
    </style:style>
    <style:style style:name="T26" style:family="text">
      <style:text-properties officeooo:rsid="00494641"/>
    </style:style>
    <style:style style:name="T27" style:family="text">
      <style:text-properties officeooo:rsid="004977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ance Fee : 300,000 DSET</text:p>
      <text:p text:style-name="P1">Tx Fee : 1,000 DSET</text:p>
      <text:p text:style-name="P1"/>
      <text:p text:style-name="P1">Trust : 50,000 DSET</text:p>
      <text:p text:style-name="P50">Price : 100,000 DSET</text:p>
      <text:p text:style-name="P55">Mediator Reward : 10,000 DSET</text:p>
      <text:p text:style-name="P1"/>
      <text:p text:style-name="P1">-----------------------------------</text:p>
      <text:p text:style-name="P1"/>
      <text:p text:style-name="P1">Alice - Wallet 1 : 1,000,000 DSET</text:p>
      <text:p text:style-name="P1">Bob - Wallet 2 : 1,000,000 DSET</text:p>
      <text:p text:style-name="P1">Charlie - Wallet 3 : 1,000,000 DSET</text:p>
      <text:p text:style-name="P1"/>
      <text:p text:style-name="P28"><text:span text:style-name="T4">Alice - </text:span>Create Account</text:p>
      <text:p text:style-name="P1"/>
      <text:p text:style-name="P10">Alice pays entrance fee</text:p>
      <text:p text:style-name="P10">100 SIG tokens are minted</text:p>
      <text:p text:style-name="P1"/>
      <text:p text:style-name="P1">Alice - Wallet 1 : 700,000 DSET</text:p>
      <text:p text:style-name="P1">Bob - Wallet 2 : 1,000,000 DSET</text:p>
      <text:p text:style-name="P1">Charlie - Wallet 3 : 1,000,000 DSET</text:p>
      <text:p text:style-name="P1">Account : 300,000 DSET + 100 <text:span text:style-name="T4">Alice </text:span>SIG</text:p>
      <text:p text:style-name="P1"/>
      <text:p text:style-name="P28"><text:span text:style-name="T4">Alice - </text:span>Create Contract</text:p>
      <text:p text:style-name="P28"/>
      <text:p text:style-name="P13">Alice pays tx fee</text:p>
      <text:p text:style-name="P13">Alice deposits trust tokens inside contract</text:p>
      <text:p text:style-name="P13">1 SIG token is transfered from Alice account to contract</text:p>
      <text:p text:style-name="P13">1 Contract NFT is minted and transfered to the contract</text:p>
      <text:p text:style-name="P1"/>
      <text:p text:style-name="P1">Alice - Wallet 1 : 649,000 DSET</text:p>
      <text:p text:style-name="P1">Bob - Wallet 2 : 1,000,000 DSET</text:p>
      <text:p text:style-name="P1">Charlie - Wallet 3 : 1,000,000 DSET</text:p>
      <text:p text:style-name="P1">Account : 301,000 DSET + 99 <text:span text:style-name="T4">Alice </text:span>SIG</text:p>
      <text:p text:style-name="P1">Contract : 50,000 DSET + Alice SIG + NFT</text:p>
      <text:p text:style-name="P1"/>
      <text:p text:style-name="P28"><text:span text:style-name="T4">Alice - </text:span>Create Logic</text:p>
      <text:p text:style-name="P13"/>
      <text:p text:style-name="P13">1 Shame Token is minted (used to identify logic)</text:p>
      <text:p text:style-name="P13"/>
      <text:p text:style-name="P1">Alice - Wallet 1 : 64<text:span text:style-name="T16">9</text:span>,000 DSET</text:p>
      <text:p text:style-name="P1">Bob - Wallet 2 : 1,000,000 DSET</text:p>
      <text:p text:style-name="P1">Charlie - Wallet 3 : 1,000,000 DSET</text:p>
      <text:p text:style-name="P1">Account : 30<text:span text:style-name="T16">1</text:span>,000 DSET + 9<text:span text:style-name="T16">9</text:span> <text:span text:style-name="T4">Alice </text:span>SIG</text:p>
      <text:p text:style-name="P30">Contract : 50,000 DSET + Alice SIG + NFT</text:p>
      <text:p text:style-name="P30">Logic : Shame Token</text:p>
      <text:p text:style-name="P30"/>
      <text:p text:style-name="P29"><text:span text:style-name="T4">Bob - </text:span>Create Account</text:p>
      <text:p text:style-name="P2"/>
      <text:p text:style-name="P11"><text:soft-page-break/><text:span text:style-name="T4">Bob</text:span> pays entrance fee</text:p>
      <text:p text:style-name="P11">100 SIG tokens are minted</text:p>
      <text:p text:style-name="P2"/>
      <text:p text:style-name="P2">Alice - Wallet 1 : 64<text:span text:style-name="T16">9</text:span>,000 DSET</text:p>
      <text:p text:style-name="P2">Bob - Wallet 2 : <text:span text:style-name="T4">700</text:span>,000 DSET</text:p>
      <text:p text:style-name="P2">Charlie - Wallet 3 : 1,000,000 DSET</text:p>
      <text:p text:style-name="P2">Account : <text:span text:style-name="T4">6</text:span>0<text:span text:style-name="T16">1</text:span>,000 DSET + 9<text:span text:style-name="T16">9</text:span><text:span text:style-name="T4"> Alice</text:span> SIG <text:span text:style-name="T4">+ 100 Bob SIG</text:span></text:p>
      <text:p text:style-name="P31">Contract : 50,000 DSET + Alice SIG + NFT</text:p>
      <text:p text:style-name="P32">Logic : Shame Token</text:p>
      <text:p text:style-name="P30"/>
      <text:p text:style-name="P44"><text:span text:style-name="T6">Bob </text:span>Sign Contract</text:p>
      <text:p text:style-name="P37"/>
      <text:p text:style-name="P17">Bob pays tx fee</text:p>
      <text:p text:style-name="P14"><text:span text:style-name="T2">Bob </text:span>deposits trust tokens inside contract</text:p>
      <text:p text:style-name="P14"><text:span text:style-name="T2">Bob</text:span> <text:span text:style-name="T2">d</text:span>eposits <text:span text:style-name="T2">price </text:span>inside contract <text:span text:style-name="T2">if contract is of type one-time </text:span><text:span text:style-name="T3">(in our case it is)</text:span></text:p>
      <text:p text:style-name="P17">1 SIG token is transferred from Bob to the contract</text:p>
      <text:p text:style-name="P37"/>
      <text:p text:style-name="P8">Alice - Wallet 1 : 64<text:span text:style-name="T16">9</text:span>,000 DSET</text:p>
      <text:p text:style-name="P3">Bob - Wallet 2 : <text:span text:style-name="T6">549</text:span>,000 DSET</text:p>
      <text:p text:style-name="P3">Charlie - Wallet 3 : 1,000,000 DSET</text:p>
      <text:p text:style-name="P51"><text:span text:style-name="T1">Account : </text:span><text:span text:style-name="T4">6</text:span><text:span text:style-name="T1">0</text:span><text:span text:style-name="T16">2</text:span><text:span text:style-name="T1">,000 DSET + 9</text:span><text:span text:style-name="T16">9</text:span><text:span text:style-name="T4"> Alice</text:span><text:span text:style-name="T1"> SIG </text:span><text:span text:style-name="T4">+ </text:span><text:span text:style-name="T6">99</text:span><text:span text:style-name="T4"> Bob SIG</text:span></text:p>
      <text:p text:style-name="P32">Contract : <text:span text:style-name="T6">200</text:span>,000 DSET + Alice SIG <text:span text:style-name="T6">+ Bob SIG</text:span> + NFT</text:p>
      <text:p text:style-name="P32">Logic : Shame Token</text:p>
      <text:p text:style-name="P32"/>
      <text:p text:style-name="P46"><text:span text:style-name="T10">Charlie</text:span><text:span text:style-name="T6"> </text:span><text:span text:style-name="T10">Create Account</text:span></text:p>
      <text:p text:style-name="P39"/>
      <text:p text:style-name="P12"><text:span text:style-name="T16">Charlie</text:span> pays entrance fee</text:p>
      <text:p text:style-name="P15">100 SIG tokens are minted</text:p>
      <text:p text:style-name="P39"/>
      <text:p text:style-name="P4">Alice - Wallet 1 : 64<text:span text:style-name="T17">9</text:span>,000 DSET</text:p>
      <text:p text:style-name="P4">Bob - Wallet 2 : <text:span text:style-name="T6">549</text:span>,000 DSET</text:p>
      <text:p text:style-name="P4">Charlie - Wallet 3 : <text:span text:style-name="T10">7</text:span>00,000 DSET</text:p>
      <text:p text:style-name="P52"><text:span text:style-name="T1">Account : </text:span><text:span text:style-name="T10">9</text:span><text:span text:style-name="T1">0</text:span><text:span text:style-name="T17">2</text:span><text:span text:style-name="T1">,000 DSET + 9</text:span><text:span text:style-name="T17">9</text:span><text:span text:style-name="T4"> Alice</text:span><text:span text:style-name="T1"> SIG </text:span><text:span text:style-name="T4">+ </text:span><text:span text:style-name="T6">99</text:span><text:span text:style-name="T4"> Bob SIG </text:span><text:span text:style-name="T10">+ 100 Charlie SIG</text:span></text:p>
      <text:p text:style-name="P33">Contract : <text:span text:style-name="T6">200</text:span>,000 DSET + Alice SIG <text:span text:style-name="T6">+ Bob SIG</text:span> + NFT</text:p>
      <text:p text:style-name="P33">Logic : Shame Token</text:p>
      <text:p text:style-name="P33"/>
      <text:p text:style-name="P47"><text:span text:style-name="T10">Charlie</text:span><text:span text:style-name="T6"> </text:span><text:span text:style-name="T11">Sign Contract (as mediator)</text:span></text:p>
      <text:p text:style-name="P40"/>
      <text:p text:style-name="P18"><text:span text:style-name="T12">Charlie</text:span> pays tx fee</text:p>
      <text:p text:style-name="P16"><text:span text:style-name="T12">Charlie</text:span><text:span text:style-name="T2"> </text:span>deposits trust tokens inside contract</text:p>
      <text:p text:style-name="P18">1 SIG token is transferred from <text:span text:style-name="T12">Charlie</text:span> to the contract</text:p>
      <text:p text:style-name="P40"/>
      <text:p text:style-name="P5">Alice - Wallet 1 : 64<text:span text:style-name="T18">9</text:span>,000 DSET</text:p>
      <text:p text:style-name="P5">Bob - Wallet 2 : <text:span text:style-name="T6">549</text:span>,000 DSET</text:p>
      <text:p text:style-name="P5">Charlie - Wallet 3 : <text:span text:style-name="T12">649</text:span>,000 DSET</text:p>
      <text:p text:style-name="P53"><text:span text:style-name="T1">Account : </text:span><text:span text:style-name="T10">9</text:span><text:span text:style-name="T1">0</text:span><text:span text:style-name="T18">3</text:span><text:span text:style-name="T1">,000 DSET + 9</text:span><text:span text:style-name="T18">9</text:span><text:span text:style-name="T4"> Alice</text:span><text:span text:style-name="T1"> SIG </text:span><text:span text:style-name="T4">+ </text:span><text:span text:style-name="T6">99</text:span><text:span text:style-name="T4"> Bob SIG </text:span><text:span text:style-name="T10">+ </text:span><text:span text:style-name="T12">99</text:span><text:span text:style-name="T10"> Charlie SIG</text:span></text:p>
      <text:p text:style-name="P34">Contract : <text:span text:style-name="T6">2</text:span><text:span text:style-name="T12">50</text:span>,000 DSET + Alice SIG <text:span text:style-name="T6">+ Bob SIG</text:span> <text:span text:style-name="T12">+ Charlie SIG </text:span>+ NFT</text:p>
      <text:p text:style-name="P34">Logic : Shame Token</text:p>
      <text:p text:style-name="P32"/>
      <text:p text:style-name="P45"><text:soft-page-break/><text:span text:style-name="T6">Bob </text:span><text:span text:style-name="T7">Accuse Alice</text:span></text:p>
      <text:p text:style-name="P38"/>
      <text:p text:style-name="P19">Alice <text:span text:style-name="T13">(accused)</text:span> SIG token is transferred from contract to logic</text:p>
      <text:p text:style-name="P20">Alice trust is <text:span text:style-name="T10">transferred from contract to logic</text:span></text:p>
      <text:p text:style-name="P21">Bob deposits the mediator reward inside the logic</text:p>
      <text:p text:style-name="P20">Charlie (mediator) SIG token is transferred from contract to logic</text:p>
      <text:p text:style-name="P20">Charlie trust is <text:span text:style-name="T10">transferred from contract to logic</text:span></text:p>
      <text:p text:style-name="P38"/>
      <text:p text:style-name="P6">Alice - Wallet 1 : 64<text:span text:style-name="T19">9</text:span>,000 DSET</text:p>
      <text:p text:style-name="P6">Bob - Wallet 2 : <text:span text:style-name="T6">5</text:span><text:span text:style-name="T14">3</text:span><text:span text:style-name="T6">9</text:span>,000 DSET</text:p>
      <text:p text:style-name="P6">Charlie - Wallet 3 : <text:span text:style-name="T12">649</text:span>,000 DSET</text:p>
      <text:p text:style-name="P54"><text:span text:style-name="T1">Account : </text:span><text:span text:style-name="T10">9</text:span><text:span text:style-name="T1">0</text:span><text:span text:style-name="T19">3</text:span><text:span text:style-name="T1">,000 DSET + 9</text:span><text:span text:style-name="T19">9</text:span><text:span text:style-name="T4"> Alice</text:span><text:span text:style-name="T1"> SIG </text:span><text:span text:style-name="T4">+ </text:span><text:span text:style-name="T6">99</text:span><text:span text:style-name="T4"> Bob SIG </text:span><text:span text:style-name="T10">+ </text:span><text:span text:style-name="T12">99</text:span><text:span text:style-name="T10"> Charlie SIG</text:span></text:p>
      <text:p text:style-name="P35">Contract : <text:span text:style-name="T13">1</text:span><text:span text:style-name="T12">50</text:span>,000 DSET <text:span text:style-name="T6">+ Bob SIG</text:span><text:span text:style-name="T12"> </text:span>+ NFT</text:p>
      <text:p text:style-name="P35">Logic : Alice SIG <text:s/><text:span text:style-name="T12">+ Charlie SIG <text:s/></text:span><text:span text:style-name="T13">+ 1</text:span><text:span text:style-name="T14">1</text:span><text:span text:style-name="T13">0,000 DSET </text:span>+ Shame Token</text:p>
      <text:p text:style-name="P35"/>
      <text:p text:style-name="P48">Charlie Mediates</text:p>
      <text:p text:style-name="P41"/>
      <text:p text:style-name="P58">Nothing changes, only the logic datum</text:p>
      <text:p text:style-name="P22">In our example, let’s say the logic when receiving the verdict from Charlie, considers <text:span text:style-name="T5">Alice guilty</text:span></text:p>
      <text:p text:style-name="P41"/>
      <text:p text:style-name="P7">Alice - Wallet 1 : 64<text:span text:style-name="T20">9</text:span>,000 DSET</text:p>
      <text:p text:style-name="P7">Bob - Wallet 2 : <text:span text:style-name="T6">5</text:span><text:span text:style-name="T14">3</text:span><text:span text:style-name="T6">9</text:span>,000 DSET</text:p>
      <text:p text:style-name="P7">Charlie - Wallet 3 : <text:span text:style-name="T12">649</text:span>,000 DSET</text:p>
      <text:p text:style-name="P56"><text:span text:style-name="T1">Account : </text:span><text:span text:style-name="T10">9</text:span><text:span text:style-name="T1">0</text:span><text:span text:style-name="T20">3</text:span><text:span text:style-name="T1">,000 DSET + 9</text:span><text:span text:style-name="T20">9 </text:span><text:span text:style-name="T4">Alice</text:span><text:span text:style-name="T1"> SIG </text:span><text:span text:style-name="T4">+ </text:span><text:span text:style-name="T6">99</text:span><text:span text:style-name="T4"> Bob SIG </text:span><text:span text:style-name="T10">+ </text:span><text:span text:style-name="T12">99</text:span><text:span text:style-name="T10"> Charlie SIG</text:span></text:p>
      <text:p text:style-name="P36">Contract : <text:span text:style-name="T13">1</text:span><text:span text:style-name="T12">50</text:span>,000 DSET <text:span text:style-name="T6">+ Bob SIG</text:span><text:span text:style-name="T12"> </text:span>+ NFT</text:p>
      <text:p text:style-name="P36">Logic : Alice SIG <text:s/><text:span text:style-name="T12">+ Charlie SIG <text:s/></text:span><text:span text:style-name="T13">+ 1</text:span><text:span text:style-name="T14">1</text:span><text:span text:style-name="T13">0,000 DSET</text:span>+ Shame Token</text:p>
      <text:p text:style-name="P36"/>
      <text:p text:style-name="P49">Alice / Bob / Charlie Collects Logic</text:p>
      <text:p text:style-name="P42"/>
      <text:p text:style-name="P25">Consider that Alice is guilty and our contract distribution when someone is guilty is 1 : 0 (Everything to the accused and nothing to the accuser)</text:p>
      <text:p text:style-name="P25">…</text:p>
      <text:p text:style-name="P25"/>
      <text:p text:style-name="P23">Bob receives the price value back from the contract</text:p>
      <text:p text:style-name="P23">Bob receives Alice’s trust determined by the logic <text:span text:style-name="T15">(everything)</text:span></text:p>
      <text:p text:style-name="P23">Alice receives the proportion of her trust determined by the logic <text:span text:style-name="T15">(nothing)</text:span></text:p>
      <text:p text:style-name="P23">Account receives Alice’s SIG from the logic</text:p>
      <text:p text:style-name="P27">Account receives Alice’s Shame Token</text:p>
      <text:p text:style-name="P23">Charlie receives his reward</text:p>
      <text:p text:style-name="P24">Contract receives Charlie’s SIG from the logic</text:p>
      <text:p text:style-name="P26">Contract receives Charlie’s trust back</text:p>
      <text:p text:style-name="P43"/>
      <text:p text:style-name="P9">Alice - Wallet 1 : 64<text:span text:style-name="T20">9</text:span>,000 DSET</text:p>
      <text:p text:style-name="P9">Bob - Wallet 2 : <text:span text:style-name="T21">68</text:span><text:span text:style-name="T6">9</text:span>,000 DSET</text:p>
      <text:p text:style-name="P9">Charlie - Wallet 3 : <text:span text:style-name="T12">6</text:span><text:span text:style-name="T22">5</text:span><text:span text:style-name="T12">9</text:span>,000 DSET</text:p>
      <text:p text:style-name="P57"><text:span text:style-name="T1">Account : </text:span><text:span text:style-name="T10">9</text:span><text:span text:style-name="T1">0</text:span><text:span text:style-name="T20">3</text:span><text:span text:style-name="T1">,000 DSET + </text:span><text:span text:style-name="T21">100</text:span><text:span text:style-name="T20"> </text:span><text:span text:style-name="T4">Alice</text:span><text:span text:style-name="T1"> SIG </text:span><text:span text:style-name="T4">+ </text:span><text:span text:style-name="T6">99</text:span><text:span text:style-name="T4"> Bob SIG </text:span><text:span text:style-name="T10">+ </text:span><text:span text:style-name="T12">99</text:span><text:span text:style-name="T10"> Charlie SIG </text:span><text:span text:style-name="T8">+ </text:span><text:span text:style-name="T9">Alice</text:span><text:span text:style-name="T8"> Shame Token</text:span></text:p>
      <text:p text:style-name="P65">Contract : <text:span text:style-name="T23">10</text:span><text:span text:style-name="T12">0</text:span>,000 DSET <text:span text:style-name="T6">+ Bob SIG</text:span><text:span text:style-name="T12"> </text:span><text:span text:style-name="T22">+ C</text:span><text:span text:style-name="T24">harlie</text:span><text:span text:style-name="T22"> SIG </text:span>+ NFT</text:p>
      <text:p text:style-name="P65"/>
      <text:p text:style-name="P70">Bob Leaves Contract</text:p>
      <text:p text:style-name="P68"><text:soft-page-break/></text:p>
      <text:p text:style-name="P59">Bob receives <text:span text:style-name="T25">his trust</text:span> value back from the contract</text:p>
      <text:p text:style-name="P64">Bob pays tx fee</text:p>
      <text:p text:style-name="P62">Account receives Bob SIG from the contract</text:p>
      <text:p text:style-name="P68"/>
      <text:p text:style-name="P72">Alice - Wallet 1 : 64<text:span text:style-name="T20">9</text:span>,000 DSET</text:p>
      <text:p text:style-name="P72">Bob - Wallet 2 : <text:span text:style-name="T25">73</text:span><text:span text:style-name="T27">8</text:span>,000 DSET</text:p>
      <text:p text:style-name="P72">Charlie - Wallet 3 : <text:span text:style-name="T12">6</text:span><text:span text:style-name="T22">5</text:span><text:span text:style-name="T12">9</text:span>,000 DSET</text:p>
      <text:p text:style-name="P74"><text:span text:style-name="T1">Account : </text:span><text:span text:style-name="T10">9</text:span><text:span text:style-name="T1">0</text:span><text:span text:style-name="T27">4</text:span><text:span text:style-name="T1">,000 DSET + </text:span><text:span text:style-name="T21">100</text:span><text:span text:style-name="T20"> </text:span><text:span text:style-name="T4">Alice</text:span><text:span text:style-name="T1"> SIG </text:span><text:span text:style-name="T4">+ </text:span><text:span text:style-name="T26">100</text:span><text:span text:style-name="T4"> Bob SIG </text:span><text:span text:style-name="T10">+ </text:span><text:span text:style-name="T12">99</text:span><text:span text:style-name="T10"> Charlie SIG </text:span><text:span text:style-name="T8">+ </text:span><text:span text:style-name="T9">Alice</text:span><text:span text:style-name="T8"> Shame Token</text:span></text:p>
      <text:p text:style-name="P66">Contract : <text:span text:style-name="T25">5</text:span><text:span text:style-name="T12">0</text:span>,000 DSET <text:span text:style-name="T12"><text:s/></text:span><text:span text:style-name="T22">+ C</text:span><text:span text:style-name="T24">harlie</text:span><text:span text:style-name="T22"> SIG </text:span>+ NFT</text:p>
      <text:p text:style-name="P66"/>
      <text:p text:style-name="P71"><text:span text:style-name="T27">Charlie</text:span> Leaves Contract</text:p>
      <text:p text:style-name="P69"/>
      <text:p text:style-name="P60"><text:span text:style-name="T27">Charlie</text:span> receives <text:span text:style-name="T25">his trust</text:span> value back from the contract</text:p>
      <text:p text:style-name="P64">Charlie pays tx fee</text:p>
      <text:p text:style-name="P63">Account receives <text:span text:style-name="T27">Charlie</text:span> SIG from the contract</text:p>
      <text:p text:style-name="P69"/>
      <text:p text:style-name="P73">Alice - Wallet 1 : 64<text:span text:style-name="T20">9</text:span>,000 DSET</text:p>
      <text:p text:style-name="P73">Bob - Wallet 2 : <text:span text:style-name="T25">73</text:span><text:span text:style-name="T27">8</text:span>,000 DSET</text:p>
      <text:p text:style-name="P73">Charlie - Wallet 3 : <text:span text:style-name="T27">708</text:span>,000 DSET</text:p>
      <text:p text:style-name="P75"><text:span text:style-name="T1">Account : </text:span><text:span text:style-name="T10">9</text:span><text:span text:style-name="T1">0</text:span><text:span text:style-name="T27">5</text:span><text:span text:style-name="T1">,000 DSET + </text:span><text:span text:style-name="T21">100</text:span><text:span text:style-name="T20"> </text:span><text:span text:style-name="T4">Alice</text:span><text:span text:style-name="T1"> SIG </text:span><text:span text:style-name="T4">+ </text:span><text:span text:style-name="T26">100</text:span><text:span text:style-name="T4"> Bob SIG </text:span><text:span text:style-name="T10">+ </text:span><text:span text:style-name="T27">100 </text:span><text:span text:style-name="T10">Charlie SIG </text:span><text:span text:style-name="T8">+ </text:span><text:span text:style-name="T9">Alice</text:span><text:span text:style-name="T8"> Shame Token</text:span></text:p>
      <text:p text:style-name="P67">Contract : NFT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6:32:50.988672159</meta:creation-date>
    <dc:date>2021-09-29T23:03:47.565807279</dc:date>
    <meta:editing-duration>PT8H38M35S</meta:editing-duration>
    <meta:editing-cycles>39</meta:editing-cycles>
    <meta:generator>LibreOffice/7.1.6.2.0$Linux_X86_64 LibreOffice_project/10$Build-2</meta:generator>
    <meta:document-statistic meta:table-count="0" meta:image-count="0" meta:object-count="0" meta:page-count="4" meta:paragraph-count="128" meta:word-count="980" meta:character-count="4935" meta:non-whitespace-character-count="4078"/>
  </office:meta>
</office:document-meta>
</file>